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44ed7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Z4xkHSG_rTU&amp;list=PLoJgq3VyFilbzvNnTUPv9NKfNQWGw37v9&amp;index=10" text:style-name="Internet_20_link" text:visited-style-name="Visited_20_Internet_20_Link">https://www.youtube.com/watch?v=Z4xkHSG_rTU&amp;list=PLoJgq3VyFilbzvNnTUPv9NKfNQWGw37v9&amp;index=10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00:18:17.210545680</dc:date>
    <meta:generator>LibreOffice/6.2.4.2$MacOSX_X86_64 LibreOffice_project/2412653d852ce75f65fbfa83fb7e7b669a126d64</meta:generator>
    <meta:editing-duration>P1DT7H5M32S</meta:editing-duration>
    <meta:editing-cycles>54</meta:editing-cycles>
    <meta:document-statistic meta:table-count="0" meta:image-count="0" meta:object-count="0" meta:page-count="1" meta:paragraph-count="34" meta:word-count="152" meta:character-count="1608" meta:non-whitespace-character-count="1485"/>
  </office:meta>
</office:document-meta>
</file>